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fo:font-size="32pt" fo:font-weight="bold" officeooo:rsid="007eae96" style:font-size-asian="32pt" style:font-weight-asian="bold" style:font-size-complex="32pt" style:font-weight-complex="bold"/>
    </style:style>
    <style:style style:name="P4" style:family="paragraph" style:parent-style-name="Standard">
      <style:text-properties fo:font-size="14pt" style:font-size-asian="14pt" style:font-size-complex="14pt"/>
    </style:style>
    <style:style style:name="P5" style:family="paragraph" style:parent-style-name="Standard">
      <style:text-properties fo:font-size="14pt" officeooo:rsid="00d9d0b7" officeooo:paragraph-rsid="00d9d0b7" style:font-size-asian="14pt" style:font-size-complex="14pt"/>
    </style:style>
    <style:style style:name="P6" style:family="paragraph" style:parent-style-name="Standard">
      <style:text-properties fo:font-size="14pt" officeooo:rsid="00ee72a9" officeooo:paragraph-rsid="00ee72a9" style:font-size-asian="14pt" style:font-size-complex="14pt"/>
    </style:style>
    <style:style style:name="P7" style:family="paragraph" style:parent-style-name="Standard">
      <style:text-properties fo:font-size="14pt" officeooo:paragraph-rsid="00eeab62" style:font-size-asian="14pt" style:font-size-complex="14pt"/>
    </style:style>
    <style:style style:name="P8" style:family="paragraph" style:parent-style-name="Standard">
      <style:text-properties fo:font-size="14pt" fo:font-style="italic" style:font-size-asian="14pt" style:font-style-asian="italic" style:font-size-complex="14pt" style:font-style-complex="italic"/>
    </style:style>
    <style:style style:name="P9"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0" style:family="paragraph" style:parent-style-name="Standard">
      <style:paragraph-properties fo:text-align="center" style:justify-single-word="false"/>
      <style:text-properties fo:font-size="20pt" fo:font-weight="bold" officeooo:paragraph-rsid="00eeab62" style:font-size-asian="20pt" style:font-weight-asian="bold" style:font-size-complex="20pt" style:font-weight-complex="bold"/>
    </style:style>
    <style:style style:name="P11" style:family="paragraph" style:parent-style-name="Standard">
      <style:text-properties fo:font-size="14pt" officeooo:rsid="00d9d0b7" officeooo:paragraph-rsid="00eeab62" style:font-size-asian="14pt" style:font-size-complex="14pt"/>
    </style:style>
    <style:style style:name="P12" style:family="paragraph" style:parent-style-name="Standard">
      <style:text-properties fo:font-size="14pt" officeooo:rsid="00ef53f2" officeooo:paragraph-rsid="00ef53f2" style:font-size-asian="14pt" style:font-size-complex="14pt"/>
    </style:style>
    <style:style style:name="P13" style:family="paragraph" style:parent-style-name="Standard">
      <style:text-properties fo:font-size="14pt" officeooo:rsid="00ef53f2" officeooo:paragraph-rsid="00ef8afb" style:font-size-asian="14pt" style:font-size-complex="14pt"/>
    </style:style>
    <style:style style:name="P14" style:family="paragraph" style:parent-style-name="Standard">
      <style:text-properties fo:font-size="14pt" officeooo:rsid="00ef8afb" officeooo:paragraph-rsid="00ef8afb" style:font-size-asian="14pt" style:font-size-complex="14pt"/>
    </style:style>
    <style:style style:name="T1" style:family="text">
      <style:text-properties officeooo:rsid="00eb5981"/>
    </style:style>
    <style:style style:name="T2" style:family="text">
      <style:text-properties officeooo:rsid="00ee72a9"/>
    </style:style>
    <style:style style:name="T3" style:family="text">
      <style:text-properties officeooo:rsid="00eeab62"/>
    </style:style>
    <style:style style:name="T4" style:family="text">
      <style:text-properties officeooo:rsid="00ef53f2"/>
    </style:style>
    <style:style style:name="T5" style:family="text">
      <style:text-properties style:text-position="sub 58%"/>
    </style:style>
    <style:style style:name="T6" style:family="text">
      <style:text-properties style:text-position="sub 58%" officeooo:rsid="00ef8afb"/>
    </style:style>
    <style:style style:name="T7" style:family="text">
      <style:text-properties style:text-position="0% 100%"/>
    </style:style>
    <style:style style:name="T8" style:family="text">
      <style:text-properties style:text-position="0% 100%" officeooo:rsid="00ef8af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ataxe-64</text:p>
      <text:p text:style-name="P3"><text:span text:style-name="T1">Tensor Spin</text:span>.</text:p>
      <text:p text:style-name="P1">Richard Parker <text:span text:style-name="T2">12.6</text:span>.201<text:span text:style-name="T1">8</text:span></text:p>
      <text:p text:style-name="P8"/>
      <text:p text:style-name="P9">Section 1 – Introduction</text:p>
      <text:p text:style-name="P4"/>
      <text:p text:style-name="P5">This document <text:span text:style-name="T2">considers the possibility of a tensor spin.</text:span></text:p>
      <text:p text:style-name="P5"/>
      <text:p text:style-name="P6">At the moment, the "zis" program works by keeping batches of vectors and multiplying them by the generators using the fMultiply function. <text:s/>Hence the obvious way to implement a tensor spin is to upgrade the fMultiply function so that it can hold the (virtual) tensor product of two matrices A and B by retaining the matrices A and B rather than tensoring them, and to write an extra function to multiply a batch of (full-sized) vectors by the tensor product of A and B given A and B separately.</text:p>
      <text:p text:style-name="P6"/>
      <text:p text:style-name="P6">Digging deeper, fMultiply (in the fmul.c file) simply calls mmul if the matrix is "flat" (format 1) and already splits out a separate case fMulMatrixMap if format=3 for the second matrix. <text:s/>The key operation is therefore to create a new module fMulMatrixTensor (say) and the main work is to figure out how to do that.</text:p>
      <text:p text:style-name="P6"/>
      <text:p text:style-name="P6">Additionally, we will also need to specify the format of "A tensor B", including chosing a format number for it, and to write a little program to input A and B and to "virtually" tensor them - in fact creating a matrix of this new format containing A and B in some convenient form. <text:s/>This does not look like rocket-science.</text:p>
      <text:p text:style-name="P6"/>
      <text:p text:style-name="P10">Section <text:span text:style-name="T3">2</text:span> – <text:span text:style-name="T3">fMulMatrixTensor</text:span></text:p>
      <text:p text:style-name="P7"/>
      <text:p text:style-name="P11">Th<text:span text:style-name="T4">ere are several considerations here, and it is not clear which way will be the fastest. <text:s/>What is clear, however, is that it is not of primary importance, at least for tensor spin, since the Gaussian step will almost certainly be the vast majority of the work. <text:s/>Nevertheless we must choose a method, and I think it is worth considering what the best way is, even if we then implement something slower and simpler.</text:span></text:p>
      <text:p text:style-name="P11"/>
      <text:p text:style-name="P12">We may think of the input vectors as V<text:span text:style-name="T5">i(jk)</text:span><text:span text:style-name="T7"> where (jk) means N.j+k where N is the number of rows of matrix B. <text:s/>I suspect there is no great advantage to be gained by insisting the the matrices A and B be square. <text:s/>Hence the matrices are A</text:span><text:span text:style-name="T5">jl</text:span><text:span text:style-name="T7"> and B</text:span><text:span text:style-name="T5">km</text:span><text:span text:style-name="T7">, and the resulting vectors are in the form V</text:span><text:span text:style-name="T5">i(lm)</text:span><text:span text:style-name="T7">. <text:s/>This makes it likely that fMulMatrixTensor has </text:span><text:span text:style-name="T8">at least </text:span><text:span text:style-name="T7">two reformats to do on the V-matrix.</text:span></text:p>
      <text:p text:style-name="P12"><text:span text:style-name="T7"/></text:p>
      <text:p text:style-name="P12"><text:soft-page-break/><text:span text:style-name="T7">The operation required (Einstein!) is V</text:span><text:span text:style-name="T5">i(jk)</text:span><text:span text:style-name="T7">.A</text:span><text:span text:style-name="T5">jl</text:span><text:span text:style-name="T7">.B</text:span><text:span text:style-name="T5">km</text:span><text:span text:style-name="T7"> and ideally we would like to do matrix multiplication with both A and B on the left, as usually Afmt conversion is slower than Bftm conversion, and (in particular) can take more advantage of the heavy use. <text:s/>Hence both A and B will need to be transposed, and there is a (relatively minor) question as to whether this transpose is done before even making the file containing them. <text:s/>In any case the transpose is not a major piece of work.</text:span></text:p>
      <text:p text:style-name="P12"><text:span text:style-name="T7"/></text:p>
      <text:p text:style-name="P13"><text:span text:style-name="T8">Letting C be the transpose of A and D be the transpose of B, we wish to compute</text:span></text:p>
      <text:p text:style-name="P13"><text:span text:style-name="T8"/></text:p>
      <text:p text:style-name="P13"><text:span text:style-name="T8">C</text:span><text:span text:style-name="T6">lj</text:span><text:span text:style-name="T8">.D</text:span><text:span text:style-name="T6">mk</text:span><text:span text:style-name="T8">.V</text:span><text:span text:style-name="T6">i(jk)</text:span></text:p>
      <text:p text:style-name="P13"><text:span text:style-name="T8"/></text:p>
      <text:p text:style-name="P13"><text:span text:style-name="T8">We therefore need to compute W</text:span><text:span text:style-name="T6">j(ik)</text:span><text:span text:style-name="T8"> before we can perform the first multiplication. <text:s/>This involves cutting the first N elements of each vector and putting them into a single vector. <text:s/>These operations involve one fetch and store from real memory (assuming the vectors of B are at least one cache-line long) so no great pondering is needed to work out how to make it cache-friendly.</text:span></text:p>
      <text:p text:style-name="P13"><text:span text:style-name="T8"/></text:p>
      <text:p text:style-name="P14"><text:span text:style-name="T7">C</text:span><text:span text:style-name="T5">lj</text:span><text:span text:style-name="T7">.W</text:span><text:span text:style-name="T5">j(ik)</text:span><text:span text:style-name="T7"> results in a matrix X</text:span><text:span text:style-name="T5">l(ik)</text:span><text:span text:style-name="T7"> and we now need to reformat that into Y</text:span><text:span text:style-name="T5">k(il)</text:span><text:span text:style-name="T7">. <text:s/>This is more problematic since the k-variable varies most rapidly on the input and dictates the destination row.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8-06-12T19:06:28.365328590</dc:date>
    <meta:editing-duration>P4DT7H25M27S</meta:editing-duration>
    <meta:editing-cycles>422</meta:editing-cycles>
    <meta:generator>LibreOffice/5.1.6.2$Linux_X86_64 LibreOffice_project/10m0$Build-2</meta:generator>
    <meta:printed-by>User </meta:printed-by>
    <meta:print-date>2012-07-06T16:23:45</meta:print-date>
    <meta:document-statistic meta:table-count="0" meta:image-count="0" meta:object-count="0" meta:page-count="2" meta:paragraph-count="16" meta:word-count="577" meta:character-count="3251" meta:non-whitespace-character-count="2673"/>
  </office:meta>
</office:document-meta>
</file>